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1cm" fo:min-width="4.501cm"/>
    </style:style>
    <style:style style:name="gr2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1.35cm" fo:min-width="6.6cm"/>
    </style:style>
    <style:style style:name="gr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1.45cm" fo:min-width="2.6cm"/>
    </style:style>
    <style:style style:name="gr4" style:family="graphic" style:parent-style-name="standard">
      <style:graphic-properties draw:stroke="none" draw:fill-color="#c9211e" draw:textarea-horizontal-align="justify" draw:textarea-vertical-align="middle" draw:auto-grow-height="false" fo:min-height="3.286cm" fo:min-width="3.036cm" draw:shadow="hidden"/>
    </style:style>
    <style:style style:name="gr5" style:family="graphic" style:parent-style-name="standard">
      <style:graphic-properties draw:fill="none" draw:fill-color="#c9211e" draw:textarea-horizontal-align="justify" draw:textarea-vertical-align="middle" draw:auto-grow-height="false" fo:min-height="3.286cm" fo:min-width="3.03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c9211e"/>
      <style:paragraph-properties fo:text-align="center"/>
    </style:style>
    <style:style style:name="P4" style:family="paragraph">
      <loext:graphic-properties draw:fill="none" draw:fill-color="#c9211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1cm" svg:y="1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</draw:page>
      <draw:page draw:name="page2" draw:style-name="dp1" draw:master-page-name="Standard">
        <draw:g>
          <draw:polygon draw:style-name="gr2" draw:text-style-name="P2" draw:layer="layout" svg:width="7.099cm" svg:height="1.599cm" svg:x="5.8cm" svg:y="2.7cm" svg:viewBox="0 0 7100 1600" draw:points="0,1600 0,0 7100,0 7100,1600">
            <text:p/>
          </draw:polygon>
          <draw:polygon draw:style-name="gr3" draw:text-style-name="P2" draw:layer="layout" svg:width="3.099cm" svg:height="1.699cm" svg:x="9.3cm" svg:y="4.3cm" svg:viewBox="0 0 3100 1700" draw:points="0,1700 0,0 3100,0 3100,1700">
            <text:p/>
          </draw:polygon>
          <draw:g>
            <draw:path draw:style-name="gr4" draw:text-style-name="P3" draw:layer="layout" svg:width="5cm" svg:height="5cm" svg:x="1cm" svg:y="1cm" svg:viewBox="0 0 5001 5001" svg:d="M5001 2501c0 438-116 870-335 1250s-535 696-915 915-812 335-1250 335c-439 0-871-116-1251-335s-696-535-915-915-335-812-335-1250c0-439 116-871 335-1251s535-696 915-915 812-335 1250-335c439 0 871 116 1251 335s696 535 915 915 335 812 335 1250zM3751 2501c0 219-58 435-168 625-109 190-267 348-457 457-190 110-406 168-625 168-220 0-436-58-626-168-190-109-348-267-457-457-110-190-168-406-168-625 0-220 58-436 168-626 109-190 267-348 457-457 190-110 406-168 625-168 220 0 436 58 626 168 190 109 348 267 457 457 110 190 168 406 168 625z">
              <text:p/>
            </draw:path>
            <draw:path draw:style-name="gr5" draw:text-style-name="P4" draw:layer="layout" svg:width="5cm" svg:height="5cm" svg:x="1cm" svg:y="1cm" svg:viewBox="0 0 5001 5001" svg:d="M5001 2501c0 438-116 870-335 1250s-535 696-915 915-812 335-1250 335c-439 0-871-116-1251-335s-696-535-915-915-335-812-335-1250c0-439 116-871 335-1251s535-696 915-915 812-335 1250-335c439 0 871 116 1251 335s696 535 915 915 335 812 335 1250zM3751 2501c0 219-58 435-168 625-109 190-267 348-457 457-190 110-406 168-625 168-220 0-436-58-626-168-190-109-348-267-457-457-110-190-168-406-168-625 0-220 58-436 168-626 109-190 267-348 457-457 190-110 406-168 625-168 220 0 436 58 626 168 190 109 348 267 457 457 110 190 168 406 168 625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Arend</meta:initial-creator>
    <meta:creation-date>2020-02-28T21:09:38.639339718</meta:creation-date>
    <dc:date>2020-02-28T21:47:48.352992451</dc:date>
    <dc:creator>Thomas Arend</dc:creator>
    <meta:editing-duration>PT43S</meta:editing-duration>
    <meta:editing-cycles>2</meta:editing-cycles>
    <meta:generator>LibreOffice/6.4.1.1$Linux_X86_64 LibreOffice_project/40$Build-1</meta:generator>
    <meta:document-statistic meta:object-count="7"/>
  </office:meta>
</office:document-meta>
</file>